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46cm" fo:min-width="0.771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0.55cm" fo:min-width="1.30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3.241cm" fo:min-width="5.894cm"/>
    </style:style>
    <style:style style:name="gr5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0.913cm" fo:min-width="2.428cm" fo:padding-top="0.165cm" fo:padding-bottom="0.165cm" fo:padding-left="0.29cm" fo:padding-right="0.29cm"/>
    </style:style>
    <style:style style:name="gr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0.756cm" fo:min-width="0.491cm" draw:shadow="hidden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3cm" fo:min-width="1.133cm"/>
    </style:style>
    <style:style style:name="gr8" style:family="graphic" style:parent-style-name="standard">
      <style:graphic-properties draw:fill="none" draw:fill-color="#ffffff" draw:textarea-horizontal-align="justify" draw:textarea-vertical-align="middle" draw:auto-grow-height="false" fo:min-height="0.994cm" fo:min-width="2.509cm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0.83cm" fo:min-width="1.782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0.83cm" fo:min-width="2.996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1.283cm" fo:min-width="2.15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Verdana" fo:font-size="7pt"/>
    </style:style>
    <style:style style:name="P3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5" style:family="paragraph">
      <loext:graphic-properties draw:opacity="0%"/>
      <style:paragraph-properties fo:text-align="center"/>
      <style:text-properties fo:font-size="7pt"/>
    </style:style>
    <style:style style:name="P6" style:family="paragraph">
      <loext:graphic-properties draw:fill="none"/>
      <style:paragraph-properties fo:text-align="center"/>
      <style:text-properties fo:font-size="7pt"/>
    </style:style>
    <style:style style:name="P7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8" style:family="paragraph">
      <loext:graphic-properties draw:fill="solid" draw:fill-color="#ffffff" draw:opacity="0%"/>
      <style:paragraph-properties fo:text-align="center"/>
      <style:text-properties style:font-name="Verdana" fo:font-size="7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95cm" svg:height="0.984cm" svg:x="10.476cm" svg:y="3.088cm">
          <text:p text:style-name="P1"><text:span text:style-name="T1">Object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1.805cm" svg:height="0.8cm" svg:x="10.479cm" svg:y="1.201cm">
          <text:p text:style-name="P3"><text:span text:style-name="T2">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1.374cm" svg:y1="3.088cm" svg:x2="11.381cm" svg:y2="2.001cm" draw:start-shape="id1" draw:start-glue-point="4" draw:end-shape="id2" draw:end-glue-point="2" svg:d="M11374 3088l7-1087" svg:viewBox="0 0 8 1088">
          <text:p/>
        </draw:connector>
        <draw:custom-shape draw:style-name="gr4" draw:text-style-name="P5" draw:layer="layout" svg:width="6.394cm" svg:height="3.491cm" svg:x="10.285cm" svg:y="1cm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13.483cm" svg:y1="4.491cm" svg:x2="13.484cm" svg:y2="5.639cm" svg:d="M13483 4491l1 1148" svg:viewBox="0 0 2 1149">
          <text:p/>
        </draw:connector>
        <draw:custom-shape draw:style-name="gr5" draw:text-style-name="P7" draw:layer="layout" svg:width="3.008cm" svg:height="1.243cm" svg:x="11.981cm" svg:y="5.68cm">
          <text:p text:style-name="P1"><text:span text:style-name="T1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795cm" svg:height="0.984cm" svg:x="12.525cm" svg:y="3.089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1.805cm" svg:height="0.8cm" svg:x="12.528cm" svg:y="1.202cm">
          <text:p text:style-name="P3"><text:span text:style-name="T2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3.423cm" svg:y1="3.089cm" svg:x2="13.43cm" svg:y2="2.002cm" draw:start-shape="id3" draw:start-glue-point="4" draw:end-shape="id4" draw:end-glue-point="2" svg:d="M13423 3089l7-1087" svg:viewBox="0 0 8 1088">
          <text:p/>
        </draw:connector>
        <draw:custom-shape draw:style-name="gr1" draw:text-style-name="P2" xml:id="id5" draw:id="id5" draw:layer="layout" svg:width="1.795cm" svg:height="0.984cm" svg:x="14.594cm" svg:y="3.09cm">
          <text:p text:style-name="P1"><text:span text:style-name="T1">Pre Defin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1.805cm" svg:height="0.8cm" svg:x="14.597cm" svg:y="1.203cm">
          <text:p text:style-name="P3"><text:span text:style-name="T2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5.492cm" svg:y1="3.09cm" svg:x2="15.499cm" svg:y2="2.003cm" draw:start-shape="id5" draw:start-glue-point="4" draw:end-shape="id6" draw:end-glue-point="2" svg:d="M15492 3090l7-1087" svg:viewBox="0 0 8 1088">
          <text:p/>
        </draw:connector>
        <draw:custom-shape draw:style-name="gr6" draw:text-style-name="P8" draw:layer="layout" svg:width="1.979cm" svg:height="2.011cm" svg:x="12.497cm" svg:y="8.106cm">
          <text:p text:style-name="P1"><text:span text:style-name="T1">Highest </text:span><text:span text:style-name="T1"><text:line-break/></text:span><text:span text:style-name="T1">Elevation </text:span><text:span text:style-name="T1"><text:line-break/></text:span><text:span text:style-name="T1">Sp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6" draw:layer="layout" draw:type="line" svg:x1="13.484cm" svg:y1="6.959cm" svg:x2="13.485cm" svg:y2="8.107cm" svg:d="M13484 6959l1 1148" svg:viewBox="0 0 2 1149">
          <text:p/>
        </draw:connector>
        <draw:custom-shape draw:style-name="gr1" draw:text-style-name="P2" xml:id="id7" draw:id="id7" draw:layer="layout" svg:width="1.795cm" svg:height="0.984cm" svg:x="3.077cm" svg:y="3.088cm">
          <text:p text:style-name="P1"><text:span text:style-name="T1">Object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8" draw:id="id8" draw:layer="layout" svg:width="1.805cm" svg:height="0.8cm" svg:x="3.08cm" svg:y="1.201cm">
          <text:p text:style-name="P3"><text:span text:style-name="T2">Drainage</text:span><text:span text:style-name="T2"><text:line-break/></text:span><text:span text:style-name="T2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3.975cm" svg:y1="3.088cm" svg:x2="3.982cm" svg:y2="2.001cm" draw:start-shape="id7" draw:start-glue-point="4" draw:end-shape="id8" draw:end-glue-point="2" svg:d="M3975 3088l7-1087" svg:viewBox="0 0 8 1088">
          <text:p/>
        </draw:connector>
        <draw:custom-shape draw:style-name="gr4" draw:text-style-name="P5" draw:layer="layout" svg:width="6.394cm" svg:height="3.491cm" svg:x="2.886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795cm" svg:height="0.984cm" svg:x="5.126cm" svg:y="3.089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1.805cm" svg:height="0.8cm" svg:x="5.129cm" svg:y="1.202cm">
          <text:p text:style-name="P3"><text:span text:style-name="T2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6.024cm" svg:y1="3.089cm" svg:x2="6.031cm" svg:y2="2.002cm" draw:start-shape="id9" draw:start-glue-point="4" draw:end-shape="id10" draw:end-glue-point="2" svg:d="M6024 3089l7-1087" svg:viewBox="0 0 8 1088">
          <text:p/>
        </draw:connector>
        <draw:custom-shape draw:style-name="gr1" draw:text-style-name="P2" xml:id="id11" draw:id="id11" draw:layer="layout" svg:width="1.795cm" svg:height="0.984cm" svg:x="7.195cm" svg:y="3.09cm">
          <text:p text:style-name="P1"><text:span text:style-name="T1">Pre Defin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1.805cm" svg:height="0.8cm" svg:x="7.198cm" svg:y="1.203cm">
          <text:p text:style-name="P3"><text:span text:style-name="T2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8.093cm" svg:y1="3.09cm" svg:x2="8.1cm" svg:y2="2.003cm" draw:start-shape="id11" draw:start-glue-point="4" draw:end-shape="id12" draw:end-glue-point="2" svg:d="M8093 3090l7-1087" svg:viewBox="0 0 8 1088">
          <text:p/>
        </draw:connector>
        <draw:custom-shape draw:style-name="gr5" draw:text-style-name="P7" xml:id="id14" draw:id="id14" draw:layer="layout" svg:width="3.008cm" svg:height="1.243cm" svg:x="4.582cm" svg:y="5.682cm">
          <text:p text:style-name="P1"><text:span text:style-name="T1">Pipe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6.083cm" svg:y1="4.491cm" svg:x2="6.084cm" svg:y2="5.639cm" svg:d="M6083 4491l1 1148" svg:viewBox="0 0 2 1149">
          <text:p/>
        </draw:connector>
        <draw:custom-shape draw:style-name="gr7" draw:text-style-name="P2" xml:id="id13" draw:id="id13" draw:layer="layout" svg:width="2.309cm" svg:height="1.244cm" svg:x="1.348cm" svg:y="5.681cm">
          <text:p text:style-name="P1"><text:span text:style-name="T1">Memb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3.009cm" svg:height="1.244cm" svg:x="1.001cm" svg:y="8.048cm">
          <text:p text:style-name="P1"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309cm" svg:height="1.244cm" svg:x="1.349cm" svg:y="10.44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3.009cm" svg:height="1.244cm" svg:x="1cm" svg:y="12.835cm">
          <text:p text:style-name="P1"><text:span text:style-name="T1">Name: Drain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2.503cm" svg:y1="6.925cm" svg:x2="2.503cm" svg:y2="8.047cm" draw:start-shape="id13" draw:start-glue-point="8" svg:d="M2503 6925v1122" svg:viewBox="0 0 1 1123">
          <text:p/>
        </draw:connector>
        <draw:connector draw:style-name="gr3" draw:text-style-name="P6" draw:layer="layout" draw:type="line" svg:x1="2.512cm" svg:y1="9.291cm" svg:x2="2.513cm" svg:y2="10.439cm" svg:d="M2512 9291l1 1148" svg:viewBox="0 0 2 1149">
          <text:p/>
        </draw:connector>
        <draw:connector draw:style-name="gr3" draw:text-style-name="P6" draw:layer="layout" draw:type="line" svg:x1="2.504cm" svg:y1="11.685cm" svg:x2="2.505cm" svg:y2="12.833cm" svg:d="M2504 11685l1 1148" svg:viewBox="0 0 2 1149">
          <text:p/>
        </draw:connector>
        <draw:custom-shape draw:style-name="gr9" draw:text-style-name="P4" draw:layer="layout" svg:width="2.282cm" svg:height="1.08cm" svg:x="12.348cm" svg:y="11.02cm">
          <text:p text:style-name="P3"><text:span text:style-name="T2">Highest Elevation</text:span><text:span text:style-name="T2"><text:line-break/></text:span><text:span text:style-name="T2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9" draw:layer="layout" svg:x1="13.484cm" svg:y1="10.119cm" svg:x2="13.484cm" svg:y2="11.017cm">
          <text:p/>
        </draw:line>
        <draw:custom-shape draw:style-name="gr6" draw:text-style-name="P8" xml:id="id15" draw:id="id15" draw:layer="layout" svg:width="1.979cm" svg:height="2.011cm" svg:x="8.752cm" svg:y="10.565cm">
          <text:p text:style-name="P1"><text:span text:style-name="T1">isOverla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9" draw:layer="layout" svg:x1="12.343cm" svg:y1="11.564cm" svg:x2="10.731cm" svg:y2="11.564cm">
          <text:p/>
        </draw:line>
        <draw:connector draw:style-name="gr3" draw:text-style-name="P9" draw:layer="layout" svg:x1="7.59cm" svg:y1="6.303cm" svg:x2="9.741cm" svg:y2="10.565cm" draw:start-shape="id14" draw:start-glue-point="1" draw:end-shape="id15" draw:end-glue-point="4" svg:d="M7590 6303h2151v4262" svg:viewBox="0 0 2152 4263">
          <text:p/>
        </draw:connector>
        <draw:custom-shape draw:style-name="gr6" draw:text-style-name="P8" xml:id="id16" draw:id="id16" draw:layer="layout" svg:width="1.979cm" svg:height="2.011cm" svg:x="5.092cm" svg:y="8.118cm">
          <text:p text:style-name="P1"><text:span text:style-name="T1">Get</text:span><text:span text:style-name="T1"><text:line-break/></text:span><text:span text:style-name="T1">ObjProj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17" draw:id="id17" draw:layer="layout" svg:width="2.282cm" svg:height="1.08cm" svg:x="4.942cm" svg:y="11.241cm">
          <text:p text:style-name="P3"><text:span text:style-name="T2">Pro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draw:type="line" svg:x1="6.081cm" svg:y1="10.129cm" svg:x2="6.082cm" svg:y2="11.241cm" draw:start-shape="id16" draw:start-glue-point="6" svg:d="M6081 10129l1 1112" svg:viewBox="0 0 2 1113">
          <text:p/>
        </draw:connector>
        <draw:custom-shape draw:style-name="gr6" draw:text-style-name="P8" xml:id="id18" draw:id="id18" draw:layer="layout" svg:width="1.979cm" svg:height="2.011cm" svg:x="5.107cm" svg:y="13.164cm">
          <text:p text:style-name="P1"><text:span text:style-name="T1">Get</text:span><text:span text:style-name="T1"><text:line-break/></text:span><text:span text:style-name="T1">OuterEd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9" draw:layer="layout" draw:type="line" svg:x1="6.083cm" svg:y1="12.321cm" svg:x2="6.096cm" svg:y2="13.164cm" draw:start-shape="id17" draw:start-glue-point="2" draw:end-shape="id18" draw:end-glue-point="4" svg:d="M6083 12321l13 843" svg:viewBox="0 0 14 844">
          <text:p/>
        </draw:connector>
        <draw:custom-shape draw:style-name="gr9" draw:text-style-name="P4" xml:id="id19" draw:id="id19" draw:layer="layout" svg:width="2.282cm" svg:height="1.08cm" svg:x="4.96cm" svg:y="15.998cm">
          <text:p text:style-name="P3"><text:span text:style-name="T2">Outer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draw:type="line" svg:x1="6.096cm" svg:y1="15.175cm" svg:x2="6.101cm" svg:y2="15.998cm" draw:start-shape="id18" draw:start-glue-point="6" draw:end-shape="id19" draw:end-glue-point="0" svg:d="M6096 15175l5 823" svg:viewBox="0 0 6 824">
          <text:p/>
        </draw:connector>
        <draw:custom-shape draw:style-name="gr6" draw:text-style-name="P8" xml:id="id22" draw:id="id22" draw:layer="layout" svg:width="1.979cm" svg:height="2.011cm" svg:x="8.454cm" svg:y="15.533cm">
          <text:p text:style-name="P1"><text:span text:style-name="T1">Get the Longest</text:span><text:span text:style-name="T1"><text:line-break/></text:span><text:span text:style-name="T1">and </text:span><text:span text:style-name="T1"><text:line-break/></text:span><text:span text:style-name="T1">ShrinkageLine</text:span><text:span text:style-name="T1"><text:line-break/></text:span><text:span text:style-name="T1">from -3000</text:span><text:span text:style-name="T1"><text:line-break/></text:span><text:span text:style-name="T1"> to ext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23" draw:id="id23" draw:layer="layout" svg:width="2.282cm" svg:height="1.08cm" svg:x="11.765cm" svg:y="15.985cm">
          <text:p text:style-name="P3"><text:span text:style-name="T2">Longest Line </text:span><text:span text:style-name="T2"><text:line-break/></text:span><text:span text:style-name="T2">Extend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0" draw:id="id20" draw:layer="layout" svg:width="1.979cm" svg:height="2.011cm" svg:x="20.248cm" svg:y="9.517cm">
          <text:p text:style-name="P1"><text:span text:style-name="T1">Lowest </text:span><text:span text:style-name="T1"><text:line-break/></text:span><text:span text:style-name="T1">Elevation </text:span><text:span text:style-name="T1"><text:line-break/></text:span><text:span text:style-name="T1">Sp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21" draw:id="id21" draw:layer="layout" svg:width="2.282cm" svg:height="1.08cm" svg:x="20.11cm" svg:y="12.704cm">
          <text:p text:style-name="P3"><text:span text:style-name="T2">Lowest Elevation</text:span><text:span text:style-name="T2"><text:line-break/></text:span><text:span text:style-name="T2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draw:type="line" svg:x1="21.237cm" svg:y1="11.528cm" svg:x2="21.251cm" svg:y2="12.704cm" draw:start-shape="id20" draw:start-glue-point="6" draw:end-shape="id21" draw:end-glue-point="0" svg:d="M21237 11528l14 1176" svg:viewBox="0 0 15 1177">
          <text:p/>
        </draw:connector>
        <draw:connector draw:style-name="gr3" draw:text-style-name="P9" draw:layer="layout" draw:type="line" svg:x1="4.582cm" svg:y1="6.303cm" svg:x2="3.657cm" svg:y2="6.303cm" draw:start-shape="id14" draw:start-glue-point="3" draw:end-shape="id13" draw:end-glue-point="10" svg:d="M4582 6303h-925" svg:viewBox="0 0 926 1">
          <text:p/>
        </draw:connector>
        <draw:connector draw:style-name="gr3" draw:text-style-name="P9" draw:layer="layout" draw:type="line" svg:x1="6.086cm" svg:y1="6.925cm" svg:x2="6.081cm" svg:y2="8.118cm" draw:start-shape="id14" draw:start-glue-point="2" draw:end-shape="id16" draw:end-glue-point="4" svg:d="M6086 6925l-5 1193" svg:viewBox="0 0 6 1194">
          <text:p/>
        </draw:connector>
        <draw:connector draw:style-name="gr3" draw:text-style-name="P9" draw:layer="layout" draw:type="line" svg:x1="7.242cm" svg:y1="16.538cm" svg:x2="8.454cm" svg:y2="16.538cm" draw:start-shape="id19" draw:start-glue-point="1" draw:end-shape="id22" svg:d="M7242 16538h1212" svg:viewBox="0 0 1213 1">
          <text:p/>
        </draw:connector>
        <draw:connector draw:style-name="gr3" draw:text-style-name="P9" draw:layer="layout" draw:type="line" svg:x1="10.433cm" svg:y1="16.539cm" svg:x2="11.765cm" svg:y2="16.525cm" draw:start-shape="id22" draw:start-glue-point="7" draw:end-shape="id23" draw:end-glue-point="3" svg:d="M10433 16539l1332-14" svg:viewBox="0 0 1333 15">
          <text:p/>
        </draw:connector>
        <draw:custom-shape draw:style-name="gr6" draw:text-style-name="P8" xml:id="id24" draw:id="id24" draw:layer="layout" svg:width="1.979cm" svg:height="2.011cm" svg:x="20.264cm" svg:y="15.534cm">
          <text:p text:style-name="P1"><text:span text:style-name="T1">IsCollided ==</text:span><text:span text:style-name="T1"><text:line-break/></text:span><text:span text:style-name="T1"> f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9" draw:layer="layout" draw:type="line" svg:x1="14.047cm" svg:y1="16.525cm" svg:x2="20.264cm" svg:y2="16.54cm" draw:start-shape="id23" draw:start-glue-point="1" draw:end-shape="id24" draw:end-glue-point="5" svg:d="M14047 16525l6217 15" svg:viewBox="0 0 6218 16">
          <text:p/>
        </draw:connector>
        <draw:connector draw:style-name="gr3" draw:text-style-name="P9" draw:layer="layout" draw:type="line" svg:x1="21.251cm" svg:y1="13.784cm" svg:x2="21.253cm" svg:y2="15.534cm" draw:start-shape="id21" draw:start-glue-point="2" draw:end-shape="id24" draw:end-glue-point="4" svg:d="M21251 13784l2 1750" svg:viewBox="0 0 3 1751">
          <text:p/>
        </draw:connector>
        <draw:custom-shape draw:style-name="gr10" draw:text-style-name="P4" xml:id="id25" draw:id="id25" draw:layer="layout" svg:width="3.496cm" svg:height="1.08cm" svg:x="19.499cm" svg:y="18.456cm">
          <text:p text:style-name="P3"><text:span text:style-name="T2">Drainage is </text:span><text:span text:style-name="T2"><text:line-break/></text:span><text:span text:style-name="T2">provided on the nearest</text:span><text:span text:style-name="T2"><text:line-break/></text:span><text:span text:style-name="T2"> side of the lower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draw:type="line" svg:x1="21.253cm" svg:y1="17.545cm" svg:x2="21.247cm" svg:y2="18.456cm" draw:start-shape="id24" draw:start-glue-point="6" draw:end-shape="id25" draw:end-glue-point="0" svg:d="M21253 17545l-6 911" svg:viewBox="0 0 7 912">
          <text:p/>
        </draw:connector>
        <draw:custom-shape draw:style-name="gr11" draw:text-style-name="P4" xml:id="id26" draw:id="id26" draw:layer="layout" svg:width="2.657cm" svg:height="1.533cm" svg:x="8.414cm" svg:y="13.326cm">
          <text:p text:style-name="P3"><text:span text:style-name="T2">Drainage provided</text:span><text:span text:style-name="T2"><text:line-break/></text:span><text:span text:style-name="T2">in the highest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draw:type="line" svg:x1="9.741cm" svg:y1="12.576cm" svg:x2="9.742cm" svg:y2="13.326cm" draw:start-shape="id15" draw:start-glue-point="6" draw:end-shape="id26" draw:end-glue-point="0" svg:d="M9741 12576l1 750" svg:viewBox="0 0 2 751">
          <text:p/>
        </draw:connector>
        <draw:custom-shape draw:style-name="gr1" draw:text-style-name="P2" xml:id="id27" draw:id="id27" draw:layer="layout" svg:width="1.795cm" svg:height="0.984cm" svg:x="18.228cm" svg:y="3.088cm">
          <text:p text:style-name="P1"><text:span text:style-name="T1">Object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8" draw:id="id28" draw:layer="layout" svg:width="1.805cm" svg:height="0.8cm" svg:x="18.231cm" svg:y="1.201cm">
          <text:p text:style-name="P3"><text:span text:style-name="T2">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9.126cm" svg:y1="3.088cm" svg:x2="19.133cm" svg:y2="2.001cm" draw:start-shape="id27" draw:start-glue-point="4" draw:end-shape="id28" draw:end-glue-point="2" svg:d="M19126 3088l7-1087" svg:viewBox="0 0 8 1088">
          <text:p/>
        </draw:connector>
        <draw:custom-shape draw:style-name="gr4" draw:text-style-name="P5" xml:id="id33" draw:id="id33" draw:layer="layout" svg:width="6.394cm" svg:height="3.491cm" svg:x="18.037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795cm" svg:height="0.984cm" svg:x="20.277cm" svg:y="3.089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0" draw:id="id30" draw:layer="layout" svg:width="1.805cm" svg:height="0.8cm" svg:x="20.28cm" svg:y="1.202cm">
          <text:p text:style-name="P3"><text:span text:style-name="T2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21.175cm" svg:y1="3.089cm" svg:x2="21.182cm" svg:y2="2.002cm" draw:start-shape="id29" draw:start-glue-point="4" draw:end-shape="id30" draw:end-glue-point="2" svg:d="M21175 3089l7-1087" svg:viewBox="0 0 8 1088">
          <text:p/>
        </draw:connector>
        <draw:custom-shape draw:style-name="gr1" draw:text-style-name="P2" xml:id="id31" draw:id="id31" draw:layer="layout" svg:width="1.795cm" svg:height="0.984cm" svg:x="22.346cm" svg:y="3.09cm">
          <text:p text:style-name="P1"><text:span text:style-name="T1">Pre Defin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2" draw:id="id32" draw:layer="layout" svg:width="1.805cm" svg:height="0.8cm" svg:x="22.349cm" svg:y="1.203cm">
          <text:p text:style-name="P3"><text:span text:style-name="T2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23.244cm" svg:y1="3.09cm" svg:x2="23.251cm" svg:y2="2.003cm" draw:start-shape="id31" draw:start-glue-point="4" draw:end-shape="id32" draw:end-glue-point="2" svg:d="M23244 3090l7-1087" svg:viewBox="0 0 8 1088">
          <text:p/>
        </draw:connector>
        <draw:custom-shape draw:style-name="gr5" draw:text-style-name="P7" xml:id="id34" draw:id="id34" draw:layer="layout" svg:width="3.008cm" svg:height="1.243cm" svg:x="19.733cm" svg:y="5.713cm">
          <text:p text:style-name="P1"><text:span text:style-name="T1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draw:type="line" svg:x1="21.234cm" svg:y1="4.491cm" svg:x2="21.237cm" svg:y2="5.713cm" draw:start-shape="id33" draw:start-glue-point="2" draw:end-shape="id34" draw:end-glue-point="0" svg:d="M21234 4491l3 1222" svg:viewBox="0 0 4 1223">
          <text:p/>
        </draw:connector>
        <draw:connector draw:style-name="gr3" draw:text-style-name="P9" draw:layer="layout" draw:type="line" svg:x1="21.237cm" svg:y1="6.956cm" svg:x2="21.237cm" svg:y2="9.517cm" draw:start-shape="id34" draw:start-glue-point="2" draw:end-shape="id20" draw:end-glue-point="4" svg:d="M21237 6956v2561" svg:viewBox="0 0 1 25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3:16:09.180000000</meta:creation-date>
    <dc:date>2018-11-21T17:35:50.739000000</dc:date>
    <meta:editing-duration>PT8M24S</meta:editing-duration>
    <meta:editing-cycles>2</meta:editing-cycles>
    <meta:generator>LibreOffice/6.1.2.1$Windows_X86_64 LibreOffice_project/65905a128db06ba48db947242809d14d3f9a93fe</meta:generator>
    <meta:document-statistic meta:object-count="74"/>
  </office:meta>
</office:document-meta>
</file>